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eec6" officeooo:paragraph-rsid="0010eec6"/>
    </style:style>
    <style:style style:name="P2" style:family="paragraph" style:parent-style-name="Standard">
      <style:text-properties officeooo:rsid="0010eec6" officeooo:paragraph-rsid="004786bd"/>
    </style:style>
    <style:style style:name="P3" style:family="paragraph" style:parent-style-name="Standard">
      <style:text-properties officeooo:paragraph-rsid="0010eec6"/>
    </style:style>
    <style:style style:name="P4" style:family="paragraph" style:parent-style-name="Standard">
      <style:text-properties officeooo:rsid="0010f200" officeooo:paragraph-rsid="0010f200"/>
    </style:style>
    <style:style style:name="P5" style:family="paragraph" style:parent-style-name="Standard">
      <style:text-properties officeooo:rsid="0010f200" officeooo:paragraph-rsid="004786bd"/>
    </style:style>
    <style:style style:name="P6" style:family="paragraph" style:parent-style-name="Standard">
      <style:text-properties officeooo:rsid="00130055" officeooo:paragraph-rsid="0029aa19"/>
    </style:style>
    <style:style style:name="P7" style:family="paragraph" style:parent-style-name="Standard">
      <style:text-properties officeooo:rsid="00130055" officeooo:paragraph-rsid="0048841b"/>
    </style:style>
    <style:style style:name="P8" style:family="paragraph" style:parent-style-name="Standard">
      <style:text-properties officeooo:rsid="00162b2a" officeooo:paragraph-rsid="00162b2a"/>
    </style:style>
    <style:style style:name="P9" style:family="paragraph" style:parent-style-name="Standard">
      <style:text-properties officeooo:rsid="00162b2a" officeooo:paragraph-rsid="00442091"/>
    </style:style>
    <style:style style:name="P10" style:family="paragraph" style:parent-style-name="Standard">
      <style:text-properties officeooo:rsid="00162b2a" officeooo:paragraph-rsid="0048841b"/>
    </style:style>
    <style:style style:name="P11" style:family="paragraph" style:parent-style-name="Standard">
      <style:text-properties officeooo:rsid="00182aab" officeooo:paragraph-rsid="00182aab"/>
    </style:style>
    <style:style style:name="P12" style:family="paragraph" style:parent-style-name="Standard">
      <style:text-properties officeooo:rsid="00182aab" officeooo:paragraph-rsid="0048841b"/>
    </style:style>
    <style:style style:name="P13" style:family="paragraph" style:parent-style-name="Standard">
      <style:text-properties officeooo:rsid="001b642f" officeooo:paragraph-rsid="001b642f"/>
    </style:style>
    <style:style style:name="P14" style:family="paragraph" style:parent-style-name="Standard">
      <style:text-properties officeooo:rsid="001f58e3" officeooo:paragraph-rsid="001f58e3"/>
    </style:style>
    <style:style style:name="P15" style:family="paragraph" style:parent-style-name="Standard">
      <style:text-properties officeooo:rsid="001f58e3" officeooo:paragraph-rsid="00442091"/>
    </style:style>
    <style:style style:name="P16" style:family="paragraph" style:parent-style-name="Standard">
      <style:text-properties officeooo:rsid="0020c1cd" officeooo:paragraph-rsid="002f27b9"/>
    </style:style>
    <style:style style:name="P17" style:family="paragraph" style:parent-style-name="Standard">
      <style:text-properties officeooo:rsid="00216045" officeooo:paragraph-rsid="002f27b9"/>
    </style:style>
    <style:style style:name="P18" style:family="paragraph" style:parent-style-name="Standard">
      <style:text-properties officeooo:rsid="00216045" officeooo:paragraph-rsid="0043d0e9"/>
    </style:style>
    <style:style style:name="P19" style:family="paragraph" style:parent-style-name="Standard">
      <style:text-properties officeooo:rsid="002b10b6" officeooo:paragraph-rsid="002f27b9"/>
    </style:style>
    <style:style style:name="P20" style:family="paragraph" style:parent-style-name="Standard">
      <style:text-properties officeooo:rsid="002d0044" officeooo:paragraph-rsid="00442091"/>
    </style:style>
    <style:style style:name="P21" style:family="paragraph" style:parent-style-name="Standard">
      <style:text-properties officeooo:rsid="0036d900" officeooo:paragraph-rsid="0036d900"/>
    </style:style>
    <style:style style:name="P22" style:family="paragraph" style:parent-style-name="Standard">
      <style:text-properties officeooo:rsid="00381308" officeooo:paragraph-rsid="00381308"/>
    </style:style>
    <style:style style:name="P23" style:family="paragraph" style:parent-style-name="Standard">
      <style:text-properties officeooo:rsid="003b04d0" officeooo:paragraph-rsid="0048841b"/>
    </style:style>
    <style:style style:name="P24" style:family="paragraph" style:parent-style-name="Standard">
      <style:text-properties officeooo:rsid="003ce19f" officeooo:paragraph-rsid="0048841b"/>
    </style:style>
    <style:style style:name="P25" style:family="paragraph" style:parent-style-name="Standard">
      <style:text-properties officeooo:rsid="0041119e" officeooo:paragraph-rsid="0041119e"/>
    </style:style>
    <style:style style:name="P26" style:family="paragraph" style:parent-style-name="Standard">
      <style:text-properties officeooo:paragraph-rsid="004786bd"/>
    </style:style>
    <style:style style:name="P27" style:family="paragraph" style:parent-style-name="Standard">
      <style:text-properties officeooo:rsid="0033200a" officeooo:paragraph-rsid="0048841b"/>
    </style:style>
    <style:style style:name="P28" style:family="paragraph" style:parent-style-name="Standard">
      <style:text-properties officeooo:rsid="002b10b6" officeooo:paragraph-rsid="00442091"/>
    </style:style>
    <style:style style:name="P29" style:family="paragraph" style:parent-style-name="Standard">
      <style:text-properties officeooo:rsid="002d0044" officeooo:paragraph-rsid="004bc868"/>
    </style:style>
    <style:style style:name="P30" style:family="paragraph" style:parent-style-name="Standard">
      <style:text-properties officeooo:rsid="002d0044" officeooo:paragraph-rsid="004c5c9d"/>
    </style:style>
    <style:style style:name="P31" style:family="paragraph" style:parent-style-name="Standard">
      <style:text-properties officeooo:rsid="0020c1cd" officeooo:paragraph-rsid="004bc868"/>
    </style:style>
    <style:style style:name="P32" style:family="paragraph" style:parent-style-name="Standard">
      <style:text-properties officeooo:rsid="001f58e3" officeooo:paragraph-rsid="004c5c9d"/>
    </style:style>
    <style:style style:name="P33" style:family="paragraph" style:parent-style-name="Standard">
      <style:text-properties officeooo:rsid="00162b2a" officeooo:paragraph-rsid="004c5c9d"/>
    </style:style>
    <style:style style:name="T1" style:family="text">
      <style:text-properties officeooo:rsid="0010eec6"/>
    </style:style>
    <style:style style:name="T2" style:family="text">
      <style:text-properties officeooo:rsid="00162b2a"/>
    </style:style>
    <style:style style:name="T3" style:family="text">
      <style:text-properties officeooo:rsid="00198097"/>
    </style:style>
    <style:style style:name="T4" style:family="text">
      <style:text-properties officeooo:rsid="002c40bf"/>
    </style:style>
    <style:style style:name="T5" style:family="text">
      <style:text-properties officeooo:rsid="002ebe54"/>
    </style:style>
    <style:style style:name="T6" style:family="text">
      <style:text-properties officeooo:rsid="0032d4d3"/>
    </style:style>
    <style:style style:name="T7" style:family="text">
      <style:text-properties officeooo:rsid="003b5b44"/>
    </style:style>
    <style:style style:name="T8" style:family="text">
      <style:text-properties officeooo:rsid="0043d0e9"/>
    </style:style>
    <style:style style:name="T9" style:family="text">
      <style:text-properties officeooo:rsid="0043d67a"/>
    </style:style>
    <style:style style:name="T10" style:family="text">
      <style:text-properties officeooo:rsid="0044be13"/>
    </style:style>
    <style:style style:name="T11" style:family="text">
      <style:text-properties officeooo:rsid="0045b718"/>
    </style:style>
    <style:style style:name="T12" style:family="text">
      <style:text-properties officeooo:rsid="0035220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3d67a" style:font-weight-asian="bold" style:font-weight-complex="bold"/>
    </style:style>
    <style:style style:name="T15" style:family="text">
      <style:text-properties fo:font-weight="bold" officeooo:rsid="002b10b6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ation <text:span text:style-name="T11">of QVTo only</text:span></text:p>
      <text:p text:style-name="P1"/>
      <text:p text:style-name="P21">Update installer</text:p>
      <text:p text:style-name="P1">Eclipse Modeling tools</text:p>
      <text:p text:style-name="P22">202<text:span text:style-name="T10">6</text:span>-<text:span text:style-name="T10">03</text:span></text:p>
      <text:p text:style-name="P3"/>
      <text:p text:style-name="P3"><text:span text:style-name="T1">QVTo </text:span>3.11.<text:span text:style-name="T6">1</text:span></text:p>
      <text:p text:style-name="P4"><text:a xlink:type="simple" xlink:href="https://download.eclipse.org/mmt/qvto/builds/release/3.11.1/" text:style-name="Internet_20_link" text:visited-style-name="Visited_20_Internet_20_Link">https://download.eclipse.org/mmt/qvto/builds/release/3.11.1/</text:a></text:p>
      <text:p text:style-name="P4">Select all</text:p>
      <text:p text:style-name="P4"/>
      <text:p text:style-name="P26"><text:span text:style-name="T1">QVTo </text:span>3.11.2</text:p>
      <text:p text:style-name="P2"><text:a xlink:type="simple" xlink:href="https://download.eclipse.org/mmt/qvto/builds/release/3.11.2/" text:style-name="Internet_20_link" text:visited-style-name="Visited_20_Internet_20_Link">https://download.eclipse.org/mmt/qvto/builds/release/3.11.2/</text:a></text:p>
      <text:p text:style-name="P5">Select all</text:p>
      <text:p text:style-name="P5"/>
      <text:p text:style-name="P27">Help / Install New Software</text:p>
      <text:p text:style-name="P10">2026-03 download site (already configured)</text:p>
      <text:p text:style-name="P23"><text:span text:style-name="T12">Multipe s</text:span>earch<text:span text:style-name="T12">es</text:span> for ‘web developer’, ‘<text:span text:style-name="T7">m2e’ <text:s/>(check item after each search)</text:span></text:p>
      <text:p text:style-name="P7">Eclipse Web Developer Tools</text:p>
      <text:p text:style-name="P7">Eclipse Web Developer Tools – <text:span text:style-name="T2">JavaScript Support</text:span></text:p>
      <text:p text:style-name="P10">Wild Web Developer HTML, CSS, JSON, Yaml, JavaScript, Node tools</text:p>
      <text:p text:style-name="P10">Wild Web Developer XML tools</text:p>
      <text:p text:style-name="P12">M2E – Maven Integration for Eclipse</text:p>
      <text:p text:style-name="P24">M2E – PDE Integration</text:p>
      <text:p text:style-name="P23">M2E – POM Editor using LemMiX ...</text:p>
      <text:p text:style-name="P10"/>
      <text:p text:style-name="P8">AnyEdit Tools</text:p>
      <text:p text:style-name="P25">Marketplace</text:p>
      <text:p text:style-name="P8"/>
      <text:p text:style-name="P14">Window / Show View / Other / General</text:p>
      <text:p text:style-name="P14"><text:tab/>Console, Error Log</text:p>
      <text:p text:style-name="P8"/>
      <text:p text:style-name="P11">Import <text:span text:style-name="T3">Maven Project</text:span></text:p>
      <text:p text:style-name="P13">File / Import ... / Maven / Existing Maven Projects</text:p>
      <text:p text:style-name="P13">/media/wackerow/Shared/Git/github/ucmism2m</text:p>
      <text:p text:style-name="P13"/>
      <text:p text:style-name="P28"><text:span text:style-name="T13">Activate target platform </text:span><text:span text:style-name="T14">(important)</text:span></text:p>
      <text:p text:style-name="P18">Window / Preferences / Plug-in Development / Target Platform</text:p>
      <text:p text:style-name="P18"><text:span text:style-name="T4"><text:tab/>Check ‘</text:span><text:span text:style-name="T8">UCMIS M2M Target Platform</text:span><text:span text:style-name="T4">’ </text:span><text:span text:style-name="T8">(parent)</text:span></text:p>
      <text:p text:style-name="P6"/>
      <text:p text:style-name="P32">Window / Show View / Other / General</text:p>
      <text:p text:style-name="P32"><text:tab/>Console, Error Log</text:p>
      <text:p text:style-name="P33"/>
      <text:p text:style-name="P30">Error Log Window: delete all events</text:p>
      <text:p text:style-name="P29">Problems Window: <text:span text:style-name="T5">delete all entries</text:span></text:p>
      <text:p text:style-name="P29"/>
      <text:p text:style-name="P31">Select all projects</text:p>
      <text:p text:style-name="P16">right-click / Maven / Update Project / Check ‘Force Update of Snapshots/Releases</text:p>
      <text:p text:style-name="P17">Project / Clean</text:p>
      <text:p text:style-name="P17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achim Wackerow</meta:initial-creator>
    <meta:creation-date>2026-04-03T14:56:44.835384627</meta:creation-date>
    <dc:date>2026-04-03T22:35:10.098827262</dc:date>
    <dc:creator>Joachim Wackerow</dc:creator>
    <meta:editing-duration>PT3H38M8S</meta:editing-duration>
    <meta:editing-cycles>57</meta:editing-cycles>
    <meta:generator>LibreOffice/6.4.7.2$Linux_X86_64 LibreOffice_project/40$Build-2</meta:generator>
    <meta:document-statistic meta:table-count="0" meta:image-count="0" meta:object-count="0" meta:page-count="1" meta:paragraph-count="37" meta:word-count="167" meta:character-count="1202" meta:non-whitespace-character-count="1064"/>
  </office:meta>
</office:document-meta>
</file>